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 columnalign="left">
          <mrow>
            <mstyle mathvariant="bold">
              <mi>f</mi>
            </mstyle>
            <mspace width="2em"/>
            <mi mathvariant="normal">:</mi>
            <mspace width="2em"/>
            <msup>
              <mi mathvariant="normal">ℝ</mi>
              <mi>n</mi>
            </msup>
            <mspace width="2em"/>
            <mo stretchy="false">→</mo>
            <mspace width="2em"/>
            <msup>
              <mi mathvariant="normal">ℝ</mi>
              <mi>n</mi>
            </msup>
          </mrow>
        </mtd>
      </mtr>
      <mtr>
        <mtd columnalign="left">
          <mrow>
            <mstyle mathvariant="bold">
              <mi>s</mi>
            </mstyle>
            <mspace width="2em"/>
            <mi mathvariant="normal">:</mi>
            <mspace width="2em"/>
            <mrow>
              <mo fence="true" stretchy="false">[</mo>
              <mrow>
                <mrow>
                  <mi>a</mi>
                  <mi>,</mi>
                  <mi>b</mi>
                </mrow>
              </mrow>
              <mo fence="true" stretchy="false">]</mo>
            </mrow>
            <mspace width="2em"/>
            <mo stretchy="false">→</mo>
            <mspace width="2em"/>
            <msup>
              <mi mathvariant="normal">ℝ</mi>
              <mi>n</mi>
            </msup>
          </mrow>
        </mtd>
      </mtr>
      <mtr>
        <mtd>
          <mrow>
            <mrow>
              <munder>
                <mo stretchy="false">∫</mo>
                <mstyle mathvariant="bold">
                  <mi>s</mi>
                </mstyle>
              </munder>
              <mstyle mathvariant="bold">
                <mi>f</mi>
              </mstyle>
            </mrow>
            <mtext>d</mtext>
            <mstyle mathvariant="bold">
              <mi>s</mi>
            </mstyle>
            <mspace width="2em"/>
            <mrow>
              <mi mathvariant="normal">:</mi>
              <mo stretchy="false">=</mo>
              <mspace width="2em"/>
            </mrow>
            <mrow>
              <munderover>
                <mo stretchy="false">∫</mo>
                <mi>a</mi>
                <mi>b</mi>
              </munderover>
              <mrow>
                <mo fence="true" stretchy="true">[</mo>
                <mrow>
                  <mrow>
                    <mstyle mathvariant="bold">
                      <mi>f</mi>
                    </mstyle>
                    <mrow>
                      <mo fence="true" stretchy="false">(</mo>
                      <mrow>
                        <mrow>
                          <mstyle mathvariant="bold">
                            <mi>s</mi>
                          </mstyle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space width="0.5em"/>
                    <mo stretchy="false">∘</mo>
                    <mspace width="0.5em"/>
                    <mrow>
                      <mo fence="true" stretchy="true">(</mo>
                      <mrow>
                        <mfrac>
                          <mrow>
                            <mtext>d</mtext>
                            <mstyle mathvariant="bold">
                              <mi>s</mi>
                            </mstyle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  <mrow>
                            <mtext>d</mtext>
                            <mi>x</mi>
                          </mrow>
                        </mfrac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space width="2em"/>
            <mtext>d</mtext>
            <mi>x</mi>
          </mrow>
        </mtd>
      </mtr>
      <mtr>
        <mtd columnalign="left">
          <mrow>
            <mo stretchy="false">∘</mo>
            <mspace width="2em"/>
            <mtext> : </mtext>
            <mspace width="0.5em"/>
            <mtext>Skalarprodukt</mtext>
          </mrow>
        </mtd>
      </mtr>
    </mtable>
    <annotation encoding="StarMath 5.0">alignl bold f ~:~ setR ^n ~rightarrow~ setR ^n newline
alignl bold s ~:~ [ a , b ] ~rightarrow~ setR ^n newline


alignc int from bold s bold f "d" bold s ~:=~ int from a to b left [ bold f( bold s(x) ) `circ` left ( {"d" bold s(x)} over {"d" x} right ) right ] ~ "d" x newline

alignl circ ~" : "` "Skalarproduk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1:45:37.790000000</meta:creation-date>
    <dc:date>2015-03-03T12:17:03.097000000</dc:date>
    <meta:editing-duration>PT13M21S</meta:editing-duration>
    <meta:editing-cycles>3</meta:editing-cycles>
    <meta:generator>LibreOffice/4.3.4.1$Windows_x86 LibreOffice_project/bc356b2f991740509f321d70e4512a6a54c5f243</meta:generator>
  </office:meta>
</office:document-meta>
</file>